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8AE000001DDE3E32768F8B4E3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Candara"/>
    </style:style>
    <style:style style:name="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andara" fo:font-size="14pt" fo:font-weight="bold" officeooo:rsid="00152ce6" officeooo:paragraph-rsid="00152ce6" style:font-size-asian="14pt" style:font-weight-asian="bold" style:font-name-complex="Arial1" style:font-size-complex="14pt" style:font-weight-complex="bold"/>
    </style:style>
    <style:style style:name="P5" style:family="paragraph" style:parent-style-name="Standard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text-properties style:font-name="Candara" fo:font-size="14pt" fo:font-weight="bold" officeooo:paragraph-rsid="00152ce6" style:font-size-asian="14pt" style:font-weight-asian="bold" style:font-name-complex="Arial1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ff0000" style:font-name="Candara" fo:font-size="14pt" fo:font-style="italic" fo:font-weight="bold" officeooo:rsid="000d735e" officeooo:paragraph-rsid="000d735e" style:font-size-asian="14pt" style:font-style-asian="italic" style:font-weight-asian="bold" style:font-name-complex="Arial1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Candara" fo:font-size="14pt" fo:font-weight="bold" style:font-size-asian="14pt" style:font-weight-asian="bold" style:font-name-complex="Arial1" style:font-size-complex="14pt"/>
    </style:style>
    <style:style style:name="P9" style:family="paragraph" style:parent-style-name="Standard" style:list-style-name="L1">
      <style:text-properties officeooo:paragraph-rsid="001d4beb"/>
    </style:style>
    <style:style style:name="P10" style:family="paragraph" style:parent-style-name="Standard" style:list-style-name="L1">
      <style:text-properties style:font-name="Candara" fo:font-size="14pt" fo:font-weight="bold" officeooo:rsid="00152ce6" officeooo:paragraph-rsid="001d4beb" style:font-size-asian="14pt" style:font-weight-asian="bold" style:font-name-complex="Arial1" style:font-size-complex="14pt" style:font-weight-complex="bold"/>
    </style:style>
    <style:style style:name="P11" style:family="paragraph" style:parent-style-name="Standard" style:list-style-name="L1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2" style:family="paragraph" style:parent-style-name="Standard" style:list-style-name="L2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3" style:family="paragraph" style:parent-style-name="Standard" style:list-style-name="L3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4" style:family="paragraph" style:parent-style-name="Standard" style:list-style-name="L3">
      <style:text-properties style:font-name="Candara" fo:font-size="14pt" fo:font-weight="bold" officeooo:rsid="001cf8f6" officeooo:paragraph-rsid="00228dbd" style:font-size-asian="14pt" style:font-weight-asian="bold" style:font-name-complex="Arial1" style:font-size-complex="14pt" style:font-weight-complex="bold"/>
    </style:style>
    <style:style style:name="P15" style:family="paragraph" style:parent-style-name="Standard" style:list-style-name="L4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6" style:family="paragraph" style:parent-style-name="Standard" style:list-style-name="L5"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ndara" fo:font-size="14pt" fo:font-weight="bold" officeooo:rsid="001cf8f6" officeooo:paragraph-rsid="001d4beb" style:font-size-asian="14pt" style:font-weight-asian="bold" style:font-name-complex="Arial1" style:font-size-complex="14pt"/>
    </style:style>
    <style:style style:name="P18" style:family="paragraph" style:parent-style-name="Standard" style:list-style-name="L2">
      <style:text-properties fo:color="#ff3333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19" style:family="paragraph" style:parent-style-name="Standard" style:list-style-name="L3">
      <style:text-properties fo:color="#ff3333" style:font-name="Candara" fo:font-size="14pt" fo:font-weight="bold" officeooo:rsid="001cf8f6" officeooo:paragraph-rsid="001d4beb" style:font-size-asian="14pt" style:font-weight-asian="bold" style:font-name-complex="Arial1" style:font-size-complex="14pt" style:font-weight-complex="bold"/>
    </style:style>
    <style:style style:name="P20" style:family="paragraph" style:parent-style-name="Standard" style:list-style-name="L3">
      <style:text-properties fo:font-weight="bold" officeooo:rsid="00152ce6" officeooo:paragraph-rsid="00228db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3" style:family="text">
      <style:text-properties fo:color="#ff3333" style:font-name="Candara" fo:font-size="14pt" fo:font-weight="bold" officeooo:rsid="001cf8f6" style:font-size-asian="14pt" style:font-weight-asian="bold" style:font-name-complex="Arial1" style:font-size-complex="14pt" style:font-weight-complex="bold"/>
    </style:style>
    <style:style style:name="T4" style:family="text">
      <style:text-properties fo:color="#ff3333" style:font-name="Candara" fo:font-size="14pt" officeooo:rsid="001cf8f6" style:font-size-asian="14pt" style:font-name-complex="Arial1" style:font-size-complex="14pt"/>
    </style:style>
    <style:style style:name="T5" style:family="text">
      <style:text-properties fo:color="#ff3333" style:font-name="Candara" fo:font-size="14pt" officeooo:rsid="00218038" style:font-size-asian="14pt" style:font-name-complex="Arial1" style:font-size-complex="14pt"/>
    </style:style>
    <style:style style:name="T6" style:family="text">
      <style:text-properties officeooo:rsid="001cf8f6"/>
    </style:style>
    <style:style style:name="T7" style:family="text">
      <style:text-properties officeooo:rsid="001d4beb"/>
    </style:style>
    <style:style style:name="T8" style:family="text">
      <style:text-properties officeooo:rsid="00218038"/>
    </style:style>
    <style:style style:name="T9" style:family="text">
      <style:text-properties officeooo:rsid="00244e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7">Instruksen er gældende for</text:p>
      <text:p text:style-name="P7">BornHack <text:span text:style-name="T8">2019</text:span> </text:p>
      <text:p text:style-name="P6"/>
      <text:p text:style-name="P5">1. Foretag varsling</text:p>
      <text:list xml:id="list2473115814" text:style-name="L1">
        <text:list-item>
          <text:p text:style-name="P9"><text:span text:style-name="T2">Vores varslingssignal er: </text:span><text:span text:style-name="T3">RÅB ”BRAND” HØJT</text:span></text:p>
        </text:list-item>
        <text:list-item>
          <text:p text:style-name="P10">Sikr dig at alle har forstået situationens alvor</text:p>
        </text:list-item>
        <text:list-item>
          <text:p text:style-name="P11">Sikr dig at ”de orange veste” er informeret</text:p>
        </text:list-item>
      </text:list>
      <text:p text:style-name="P4"/>
      <text:p text:style-name="P4"/>
      <text:p text:style-name="P5">2. Foretag evakuering af området</text:p>
      <text:list xml:id="list1042136156" text:style-name="L2">
        <text:list-item>
          <text:p text:style-name="P12">Sørg for at alle går til nærmeste nødudgang</text:p>
        </text:list-item>
        <text:list-item>
          <text:p text:style-name="P12">Vores samlingspunkt er:</text:p>
          <text:list>
            <text:list-item>
              <text:p text:style-name="P18"><text:span text:style-name="T9">Parkeringspladsen</text:span>, <text:span text:style-name="T8">Hylkedamvej</text:span> (<text:span text:style-name="T9">til højre for hovedindgangen</text:span>)</text:p>
            </text:list-item>
          </text:list>
        </text:list-item>
        <text:list-item>
          <text:p text:style-name="P12">Evakuering af særligt udsatte/brandtruede personer</text:p>
        </text:list-item>
      </text:list>
      <text:p text:style-name="P4"/>
      <text:p text:style-name="P4"/>
      <text:p text:style-name="P5">3. Ring 1-1-2 og oplys følgende:</text:p>
      <text:list xml:id="list2426166779" text:style-name="L3">
        <text:list-item>
          <text:p text:style-name="P13"><text:span text:style-name="T9">Hvad er der sket</text:span>?</text:p>
        </text:list-item>
        <text:list-item>
          <text:p text:style-name="P13">Er der tilskadekomne hvor mange?</text:p>
        </text:list-item>
        <text:list-item>
          <text:p text:style-name="P13">Hvor ringer du fra?</text:p>
          <text:list>
            <text:list-item>
              <text:p text:style-name="P14">Adressen er: <text:s text:c="2"/></text:p>
              <text:list>
                <text:list-item>
                  <text:p text:style-name="P20"><text:span text:style-name="T5">Spejderhytten Hylkedam, H</text:span><text:span text:style-name="T4">ylkedamvej 54, 5591 Gelsted</text:span></text:p>
                </text:list-item>
              </text:list>
              <text:p text:style-name="P19"/>
            </text:list-item>
          </text:list>
        </text:list-item>
      </text:list>
      <text:p text:style-name="P4"/>
      <text:p text:style-name="P5">4. Iværksæt slukningsarbejde hvis muligt og forsvarligt.</text:p>
      <text:list xml:id="list3134403289" text:style-name="L4">
        <text:list-item>
          <text:p text:style-name="P15">Hvis indendørs, luk døre i forsøg på at begrænse branden.</text:p>
        </text:list-item>
      </text:list>
      <text:p text:style-name="P4"/>
      <text:p text:style-name="P4"/>
      <text:p text:style-name="P5">5. Modtag brandvæsenet og oplys følgende:</text:p>
      <text:list xml:id="list940969126" text:style-name="L5">
        <text:list-item>
          <text:p text:style-name="P16">Hvis indendørs - er der personer i bygningen - hvor?</text:p>
        </text:list-item>
        <text:list-item>
          <text:p text:style-name="P16">Hvor brænder det?</text:p>
        </text:list-item>
        <text:list-item>
          <text:p text:style-name="P16">Hvad brænder?</text:p>
        </text:list-item>
        <text:list-item>
          <text:p text:style-name="P16">Hvor er adgangsvejene til det berørte områd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ndara" svg:font-family="Candar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0pt" fo:language="da" fo:country="DK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color="#ffffff" style:font-name="Arial" fo:font-family="Arial" style:font-family-generic="roman" style:font-pitch="variable" fo:font-size="36pt" fo:font-weight="bold" style:font-size-asian="36pt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rødtekst_20_2_20_Tegn" style:display-name="Brødtekst 2 Tegn" style:family="text" style:parent-style-name="Default_20_Paragraph_20_Font">
      <style:text-properties fo:color="#ffffff" style:font-name="Arial" fo:font-family="Arial" style:font-family-generic="roman" style:font-pitch="variable" fo:font-size="36pt" fo:font-weight="bold" style:font-name-asian="Times New Roman1" style:font-family-asian="'Times New Roman'" style:font-family-generic-asian="system" style:font-pitch-asian="variable" style:font-size-asian="36pt" style:language-asian="da" style:country-asian="DK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idehoved_20_Tegn" style:display-name="Sidehove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Sidefod_20_Tegn" style:display-name="Sidefod Tegn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a" style:country-asian="DK" style:font-name-complex="Times New Roman1" style:font-family-complex="'Times New Roman'" style:font-family-generic-complex="system" style:font-pitch-complex="variable" style:font-size-complex="10pt"/>
    </style:style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Candara" fo:font-family="Candara" style:font-family-generic="roman" style:font-pitch="variable" fo:font-size="14pt" fo:font-weight="bold" style:font-size-asian="18pt" style:font-weight-asian="bold" style:font-size-complex="18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="Candara" fo:font-family="Candara" style:font-family-generic="roman" style:font-pitch="variable" fo:font-size="14pt" style:font-size-asian="16pt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8pt" fo:font-weight="bold" style:font-size-asian="18pt" style:font-weight-asian="bold" style:font-size-complex="18pt"/>
    </style:style>
    <style:style style:name="ListLabel_20_13" style:display-name="ListLabel 13" style:family="text">
      <style:text-properties fo:color="#00b050" style:font-name="Candara" fo:font-family="Candara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tar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andara"/>
    </style:style>
    <style:style style:name="MP2" style:family="paragraph" style:parent-style-name="Footer">
      <style:text-properties fo:font-size="20pt" officeooo:rsid="001c6599" officeooo:paragraph-rsid="001c6599" style:font-size-asian="20pt" style:font-size-complex="20pt"/>
    </style:style>
    <style:style style:name="MP3" style:family="paragraph" style:parent-style-name="Footer">
      <style:text-properties fo:font-size="20pt" fo:font-weight="bold" officeooo:rsid="001c6599" officeooo:paragraph-rsid="001c6599" style:font-size-asian="20pt" style:font-weight-asian="bold" style:font-size-complex="20pt" style:font-weight-complex="bold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646in" fo:margin-left="0.472in" fo:margin-right="0.472in" style:writing-mode="lr-tb" style:layout-grid-color="#c0c0c0" style:layout-grid-lines="2469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2799in" fo:margin-left="0in" fo:margin-right="0in" fo:margin-bottom="1.24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417in" svg:y="0.052in" svg:width="7.3236in" svg:height="1.5717in" draw:z-index="0"><draw:image xlink:href="Pictures/10000000000008AE000001DDE3E32768F8B4E38F.png" xlink:type="simple" xlink:show="embed" xlink:actuate="onLoad" loext:mime-type="image/png"/></draw:frame></text:p>
      </style:header>
      <style:footer>
        <text:p text:style-name="Footer"><text:s/></text:p>
        <text:p text:style-name="MP1"><text:s/></text:p>
        <text:p text:style-name="MP2"><text:s text:c="50"/><text:span text:style-name="MT1">BornHack Orga Phone Number</text:span></text:p>
        <text:p text:style-name="MP3"><text:s text:c="63"/>+4531550497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egon.bendorff</meta:initial-creator>
    <meta:editing-cycles>17</meta:editing-cycles>
    <meta:print-date>2017-05-18T06:43:00</meta:print-date>
    <meta:creation-date>2018-08-10T11:35:00</meta:creation-date>
    <dc:date>2019-07-05T12:25:17.499303980</dc:date>
    <meta:editing-duration>PT1H4M54S</meta:editing-duration>
    <meta:generator>LibreOffice/6.1.5.2$Linux_X86_64 LibreOffice_project/10$Build-2</meta:generator>
    <meta:document-statistic meta:table-count="0" meta:image-count="1" meta:object-count="0" meta:page-count="1" meta:paragraph-count="29" meta:word-count="153" meta:character-count="1019" meta:non-whitespace-character-count="791"/>
    <meta:user-defined meta:name="AppVersion">14.0000</meta:user-defined>
    <meta:user-defined meta:name="Company">Vejle Kommun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